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138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0.3217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4.0882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7319in"/>
    </style:style>
    <style:style style:name="co21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4181in"/>
    </style:style>
    <style:style style:name="co23" style:family="table-column">
      <style:table-column-properties fo:break-before="auto" style:column-width="0.3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60d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bet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string" calcext:value-type="string">
            <text:p>spread_checke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h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result meets expectations</text:p>
          </table:table-cell>
          <table:table-cell/>
          <table:table-cell office:value-type="string" calcext:value-type="string">
            <text:p>process data</text:p>
          </table:table-cell>
          <table:table-cell office:value-type="string" calcext:value-type="string">
            <text:p>artifact present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>
            <text:p>2623-s1-130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3-s3-385</text:p>
          </table:table-cell>
          <table:table-cell table:style-name="ce3"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ght pac, needs rescaling</text:p>
          </table:table-cell>
        </table:table-row>
        <table:table-row table:style-name="ro1">
          <table:table-cell office:value-type="string" calcext:value-type="string">
            <text:p>2623-s3-508</text:p>
          </table:table-cell>
          <table:table-cell table:style-name="ce3" office:value-type="float" office:value="2623" calcext:value-type="float">
            <text:p>26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style-name="ce2" office:value-type="string" calcext:value-type="string">
            <text:p>2623-s3-666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75" calcext:value-type="float">
            <text:p>1.7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3-s4-280</text:p>
          </table:table-cell>
          <table:table-cell table:style-name="ce2" office:value-type="float" office:value="2623" calcext:value-type="float">
            <text:p>26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table:style-name="ce2" office:value-type="string" calcext:value-type="string">
            <text:p>2626-s2-1085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375" calcext:value-type="float">
            <text:p>1.3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table:style-name="ce2" office:value-type="string" calcext:value-type="string">
            <text:p>2626-s2-1340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25" calcext:value-type="float">
            <text:p>2.2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6-s2-1665-a</text:p>
          </table:table-cell>
          <table:table-cell table:style-name="ce3" office:value-type="float" office:value="2626" calcext:value-type="float">
            <text:p>2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626-s2-557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.65" calcext:value-type="float">
            <text:p>0.6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table:style-name="ce2" office:value-type="string" calcext:value-type="string">
            <text:p>2626-s2-704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2626-s4-568-b</text:p>
          </table:table-cell>
          <table:table-cell table:style-name="ce3" office:value-type="float" office:value="2626" calcext:value-type="float">
            <text:p>26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767-s1-1050-a</text:p>
          </table:table-cell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7-S1-1330-b</text:p>
          </table:table-cell>
          <table:table-cell office:value-type="float" office:value="2726" calcext:value-type="float">
            <text:p>27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table:style-name="ce2" office:value-type="string" calcext:value-type="string">
            <text:p>2767-s1-890-a</text:p>
          </table:table-cell>
          <table:table-cell table:style-name="ce2" office:value-type="float" office:value="2726" calcext:value-type="float">
            <text:p>27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875" calcext:value-type="float">
            <text:p>1.8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2810-s2-950</text:p>
          </table:table-cell>
          <table:table-cell office:value-type="float" office:value="2810" calcext:value-type="float">
            <text:p>2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oc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 table:visibility="collapse">
          <table:table-cell office:value-type="string" calcext:value-type="string">
            <text:p>2810-s2-950-b</text:p>
          </table:table-cell>
          <table:table-cell office:value-type="float" office:value="2810" calcext:value-type="float">
            <text:p>28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tch</text:p>
          </table:table-cell>
        </table:table-row>
        <table:table-row table:style-name="ro1">
          <table:table-cell office:value-type="string" calcext:value-type="string">
            <text:p>2829-s1-1074</text:p>
          </table:table-cell>
          <table:table-cell office:value-type="float" office:value="2829" calcext:value-type="float">
            <text:p>28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29-s1-1240-a</text:p>
          </table:table-cell>
          <table:table-cell office:value-type="float" office:value="2829" calcext:value-type="float">
            <text:p>28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829-s1-680-no-beta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829-s2-416-no-beta</text:p>
          </table:table-cell>
          <table:table-cell table:style-name="ce2" office:value-type="float" office:value="2829" calcext:value-type="float">
            <text:p>28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884-s1-393</text:p>
          </table:table-cell>
          <table:table-cell office:value-type="float" office:value="2884" calcext:value-type="float">
            <text:p>28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1-515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eak one</text:p>
          </table:table-cell>
        </table:table-row>
        <table:table-row table:style-name="ro1">
          <table:table-cell office:value-type="string" calcext:value-type="string">
            <text:p>2884-s1-615-c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2884-s1-740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string" calcext:value-type="string">
            <text:p>2884-s2-586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755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375" calcext:value-type="float">
            <text:p>1.3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-s2-945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.125" calcext:value-type="float">
            <text:p>2.1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2903-s1-1078</text:p>
          </table:table-cell>
          <table:table-cell table:style-name="ce2" office:value-type="float" office:value="2903" calcext:value-type="float">
            <text:p>29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75" calcext:value-type="float">
            <text:p>0.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903-s2-650</text:p>
          </table:table-cell>
          <table:table-cell office:value-type="float" office:value="2903" calcext:value-type="float">
            <text:p>29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903-s2-775-long</text:p>
          </table:table-cell>
          <table:table-cell office:value-type="float" office:value="2903" calcext:value-type="float">
            <text:p>29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; needs rescaling</text:p>
          </table:table-cell>
        </table:table-row>
        <table:table-row table:style-name="ro1">
          <table:table-cell office:value-type="string" calcext:value-type="string">
            <text:p>2903-s2-987</text:p>
          </table:table-cell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nged frequency</text:p>
          </table:table-cell>
        </table:table-row>
        <table:table-row table:style-name="ro1">
          <table:table-cell office:value-type="string" calcext:value-type="string">
            <text:p>3137-s-3</text:p>
          </table:table-cell>
          <table:table-cell office:value-type="float" office:value="3137" calcext:value-type="float">
            <text:p>3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ually ptn was 678; VIM neuron</text:p>
          </table:table-cell>
        </table:table-row>
        <table:table-row table:style-name="ro1">
          <table:table-cell office:value-type="string" calcext:value-type="string">
            <text:p>3304_tbd_s1_138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1_182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office:value-type="string" calcext:value-type="string">
            <text:p>3304_tbd_s1_345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1_387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table:style-name="ce5" office:value-type="string" calcext:value-type="string">
            <text:p>3304_tbd_s1_453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table:style-name="ce2" office:value-type="string" calcext:value-type="string">
            <text:p>3304_tbd_s1_497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3304_tbd_s1_527</text:p>
          </table:table-cell>
          <table:table-cell office:value-type="float" office:value="3304" calcext:value-type="float">
            <text:p>3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/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b</text:p>
          </table:table-cell>
        </table:table-row>
        <table:table-row table:style-name="ro1">
          <table:table-cell table:style-name="ce5" office:value-type="string" calcext:value-type="string">
            <text:p>3304_tbd_s2_308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 decay</text:p>
          </table:table-cell>
        </table:table-row>
        <table:table-row table:style-name="ro1">
          <table:table-cell office:value-type="string" calcext:value-type="string">
            <text:p>3304_tbd_s2_440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string" calcext:value-type="string">
            <text:p>3304_tbd_s2_574</text:p>
          </table:table-cell>
          <table:table-cell table:style-name="ce5" office:value-type="float" office:value="3304" calcext:value-type="float">
            <text:p>33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175" calcext:value-type="float">
            <text:p>0.17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fact</text:p>
          </table:table-cell>
        </table:table-row>
        <table:table-row table:style-name="ro1">
          <table:table-cell office:value-type="string" calcext:value-type="string">
            <text:p>3304_tbd_s2_639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3304_tbd_s2_667</text:p>
          </table:table-cell>
          <table:table-cell office:value-type="float" office:value="3304" calcext:value-type="float">
            <text:p>33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 medicore</text:p>
          </table:table-cell>
        </table:table-row>
        <table:table-row table:style-name="ro1">
          <table:table-cell table:style-name="ce2" office:value-type="string" calcext:value-type="string">
            <text:p>3304_tbd_s2_719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medioc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195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41_s1_815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47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872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48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08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49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highly-isolated-spike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0]+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in-out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1]+1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BETA-two-units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2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1_950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3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2_569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4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ly beta in lfp</text:p>
          </table:table-cell>
        </table:table-row>
        <table:table-row table:style-name="ro1">
          <table:table-cell office:value-type="string" calcext:value-type="string">
            <text:p>2541_s2_745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5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41_s2_75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6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beta</text:p>
          </table:table-cell>
        </table:table-row>
        <table:table-row table:style-name="ro1">
          <table:table-cell office:value-type="string" calcext:value-type="string">
            <text:p>2541_s2_776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57]+1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beta in lfp; unsure</text:p>
          </table:table-cell>
        </table:table-row>
        <table:table-row table:style-name="ro1">
          <table:table-cell office:value-type="string" calcext:value-type="string">
            <text:p>2541_s2_852-BETA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8]+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41_s2_919-BETA-maybe-weak</text:p>
          </table:table-cell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table:formula="of:=[.D59]+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41_s2_945-NOT-BETA</text:p>
          </table:table-cell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  <table:table-cell table:formula="of:=[.D60]+1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6_s1_1056-BETA</text:p>
          </table:table-cell>
          <table:table-cell office:value-type="float" office:value="2556" calcext:value-type="float">
            <text:p>2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6_s1_1119-NOT-BETA-o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556_s1_1822-NOT-BETA-two-units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6_s1_700-1522-BETA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table:formula="of:=[.D64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6_s1_953-BETA</text:p>
          </table:table-cell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table:formula="of:=[.D65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556_s2_307-NOT-BETA-maybe-supe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6]+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556_s2_466-NOT-BETA-maybe-super-weak</text:p>
          </table:table-cell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  <table:table-cell table:formula="of:=[.D67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559_s1_292-BETA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rongly varying amplitude</text:p>
          </table:table-cell>
        </table:table-row>
        <table:table-row table:style-name="ro1">
          <table:table-cell office:value-type="string" calcext:value-type="string">
            <text:p>2559_s1_491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69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559_s1_602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0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9_s1_657-BETA-not-as-strong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1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9_s1_657-NOT-BETA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2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559_s2_1025-NOT-BETA-or-very-weak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3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hf beta</text:p>
          </table:table-cell>
        </table:table-row>
        <table:table-row table:style-name="ro1">
          <table:table-cell office:value-type="string" calcext:value-type="string">
            <text:p>2559_s2_1453-NOT-BETA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4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559_s2_664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5]+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p beta</text:p>
          </table:table-cell>
        </table:table-row>
        <table:table-row table:style-name="ro1">
          <table:table-cell office:value-type="string" calcext:value-type="string">
            <text:p>2559_s2_740-BETA</text:p>
          </table:table-cell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table:formula="of:=[.D76]+1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559_s2_939-NOT-BETA-or-very-weak</text:p>
          </table:table-cell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  <table:table-cell table:formula="of:=[.D77]+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622_s1_1017-BETA-two-beta-neurons-synchronous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78]+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622_s1_1017b-BETA-two-beta-neurons-synchronous-longer-file</text:p>
          </table:table-cell>
          <table:table-cell office:value-type="float" office:value="2622" calcext:value-type="float">
            <text:p>2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beta</text:p>
          </table:table-cell>
        </table:table-row>
        <table:table-row table:style-name="ro1">
          <table:table-cell office:value-type="string" calcext:value-type="string">
            <text:p>2622_s1_2248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0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614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1]+1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622_s1_614b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2]+1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763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3]+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882-NOT-BETA-or-weak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4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922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5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1_963-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6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22_s2_1975-NOT-BETA</text:p>
          </table:table-cell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  <table:table-cell table:formula="of:=[.D87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p unsure</text:p>
          </table:table-cell>
        </table:table-row>
        <table:table-row table:style-name="ro1">
          <table:table-cell office:value-type="string" calcext:value-type="string">
            <text:p>2622_s2_516-BETA-noisy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o noisy</text:p>
          </table:table-cell>
        </table:table-row>
        <table:table-row table:style-name="ro1">
          <table:table-cell office:value-type="string" calcext:value-type="string">
            <text:p>2622_s2_598-BETA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89]+1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622_s2_612-BETA-noisy</text:p>
          </table:table-cell>
          <table:table-cell office:value-type="float" office:value="2622" calcext:value-type="float">
            <text:p>2622</text:p>
          </table:table-cell>
          <table:table-cell office:value-type="float" office:value="1" calcext:value-type="float">
            <text:p>1</text:p>
          </table:table-cell>
          <table:table-cell table:formula="of:=[.D90]+1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667_s1_1411-BETA-in-out-in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294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2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673-BETA-noisy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3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1_709-BETA-weak-but-there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4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 wide lfp</text:p>
          </table:table-cell>
        </table:table-row>
        <table:table-row table:style-name="ro1">
          <table:table-cell office:value-type="string" calcext:value-type="string">
            <text:p>2667_s1c_205-BETA-in-out-in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5]+1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7_s1c_662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6]+1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667_s2_1621-BETA-MAYBE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7]+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hf beta</text:p>
          </table:table-cell>
        </table:table-row>
        <table:table-row table:style-name="ro1">
          <table:table-cell office:value-type="string" calcext:value-type="string">
            <text:p>2667_s2_1803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98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75" calcext:value-type="float">
            <text:p>1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beta</text:p>
          </table:table-cell>
        </table:table-row>
        <table:table-row table:style-name="ro1">
          <table:table-cell office:value-type="string" calcext:value-type="string">
            <text:p>2667_s2_2246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99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k hf beta</text:p>
          </table:table-cell>
        </table:table-row>
        <table:table-row table:style-name="ro1">
          <table:table-cell office:value-type="string" calcext:value-type="string">
            <text:p>2667_s2_2291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100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667_s2_2320-BETA-in-and-out</text:p>
          </table:table-cell>
          <table:table-cell office:value-type="float" office:value="2667" calcext:value-type="float">
            <text:p>2667</text:p>
          </table:table-cell>
          <table:table-cell office:value-type="float" office:value="1" calcext:value-type="float">
            <text:p>1</text:p>
          </table:table-cell>
          <table:table-cell table:formula="of:=[.D101]+1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667_s2_2320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102]+1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hf beta</text:p>
          </table:table-cell>
        </table:table-row>
        <table:table-row table:style-name="ro1">
          <table:table-cell office:value-type="string" calcext:value-type="string">
            <text:p>2667_s2_2465-NOT-BETA</text:p>
          </table:table-cell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  <table:table-cell table:formula="of:=[.D103]+1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be some weak hf beta</text:p>
          </table:table-cell>
        </table:table-row>
        <table:table-row table:style-name="ro1">
          <table:table-cell office:value-type="string" calcext:value-type="string">
            <text:p>2760_s1_380-BETA-in-and-out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470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5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551-BETA-maybe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6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1_601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07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hf beta</text:p>
          </table:table-cell>
        </table:table-row>
        <table:table-row table:style-name="ro1">
          <table:table-cell office:value-type="string" calcext:value-type="string">
            <text:p>2760_s1_808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08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2_310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09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0_s2_310-NOT-BETA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10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0_s2_310b-BETA-in-and-out</text:p>
          </table:table-cell>
          <table:table-cell office:value-type="float" office:value="2760" calcext:value-type="float">
            <text:p>2760</text:p>
          </table:table-cell>
          <table:table-cell office:value-type="float" office:value="1" calcext:value-type="float">
            <text:p>1</text:p>
          </table:table-cell>
          <table:table-cell table:formula="of:=[.D111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0_s2_950-weird-neuron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  <table:table-cell table:formula="of:=[.D112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rd artifacts</text:p>
          </table:table-cell>
        </table:table-row>
        <table:table-row table:style-name="ro1">
          <table:table-cell office:value-type="string" calcext:value-type="string">
            <text:p>2761_s2_183-BETA</text:p>
          </table:table-cell>
          <table:table-cell office:value-type="float" office:value="2761" calcext:value-type="float">
            <text:p>27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p beta</text:p>
          </table:table-cell>
        </table:table-row>
        <table:table-row table:style-name="ro1">
          <table:table-cell office:value-type="string" calcext:value-type="string">
            <text:p>2761_s2_313a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4]+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beta peaks</text:p>
          </table:table-cell>
        </table:table-row>
        <table:table-row table:style-name="ro1">
          <table:table-cell office:value-type="string" calcext:value-type="string">
            <text:p>2761_s2_313b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5]+1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f beta; two hf beta peaks</text:p>
          </table:table-cell>
        </table:table-row>
        <table:table-row table:style-name="ro1">
          <table:table-cell office:value-type="string" calcext:value-type="string">
            <text:p>2761_s2_372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6]+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380-BETA-noisy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7]+1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599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8]+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ny beta only</text:p>
          </table:table-cell>
        </table:table-row>
        <table:table-row table:style-name="ro1">
          <table:table-cell office:value-type="string" calcext:value-type="string">
            <text:p>2761_s2_742-BETA-in-and-out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19]+1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911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0]+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2_932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1]+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3_414-NOT-BETA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2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61_s3_490-BETA</text:p>
          </table:table-cell>
          <table:table-cell office:value-type="float" office:value="2761" calcext:value-type="float">
            <text:p>2761</text:p>
          </table:table-cell>
          <table:table-cell office:value-type="float" office:value="1" calcext:value-type="float">
            <text:p>1</text:p>
          </table:table-cell>
          <table:table-cell table:formula="of:=[.D123]+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61_s3_512-NOT-BETA-or-very-weak</text:p>
          </table:table-cell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  <table:table-cell table:formula="of:=[.D124]+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1_255-BETA</text:p>
          </table:table-cell>
          <table:table-cell office:value-type="float" office:value="2779" calcext:value-type="float">
            <text:p>27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79_s1_323a-BETA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6]+1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79_s1_323b-BETA-long-fil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7]+1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hf beta</text:p>
          </table:table-cell>
        </table:table-row>
        <table:table-row table:style-name="ro1">
          <table:table-cell office:value-type="string" calcext:value-type="string">
            <text:p>2779_s1_685-BETA-faster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28]+1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weak lf beta</text:p>
          </table:table-cell>
        </table:table-row>
        <table:table-row table:style-name="ro1">
          <table:table-cell office:value-type="string" calcext:value-type="string">
            <text:p>2779_s1_734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29]+1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1_778-BETA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0]+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79_s1_83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1]+1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28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2]+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375-BETA-LOW-in-and-out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3]+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406-BETA-maybe-som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4]+1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546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5]+1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652-BETA-maybe-some</text:p>
          </table:table-cell>
          <table:table-cell office:value-type="float" office:value="2779" calcext:value-type="float">
            <text:p>2779</text:p>
          </table:table-cell>
          <table:table-cell office:value-type="float" office:value="1" calcext:value-type="float">
            <text:p>1</text:p>
          </table:table-cell>
          <table:table-cell table:formula="of:=[.D136]+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79_s2_652-NOT-BETA</text:p>
          </table:table-cell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  <table:table-cell table:formula="of:=[.D137]+1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1_356-BETA</text:p>
          </table:table-cell>
          <table:table-cell office:value-type="float" office:value="2781" calcext:value-type="float">
            <text:p>27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1_477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39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81_s1_532-NOT-BETA-or-weak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0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1_723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1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147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2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 beta</text:p>
          </table:table-cell>
        </table:table-row>
        <table:table-row table:style-name="ro1">
          <table:table-cell office:value-type="string" calcext:value-type="string">
            <text:p>2781_s2_299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3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320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4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356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5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hf beta peaks</text:p>
          </table:table-cell>
        </table:table-row>
        <table:table-row table:style-name="ro1">
          <table:table-cell office:value-type="string" calcext:value-type="string">
            <text:p>2781_s2_424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6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426-BETA-in-and-out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47]+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fferent peak positions</text:p>
          </table:table-cell>
        </table:table-row>
        <table:table-row table:style-name="ro1">
          <table:table-cell office:value-type="string" calcext:value-type="string">
            <text:p>2781_s2_549-NOT-BETA-or-weak--multi-unit-thershold-only-large-spike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8]+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675-NOT-BETA</text:p>
          </table:table-cell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  <table:table-cell table:formula="of:=[.D149]+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781_s2_97-BETA</text:p>
          </table:table-cell>
          <table:table-cell office:value-type="float" office:value="2781" calcext:value-type="float">
            <text:p>2781</text:p>
          </table:table-cell>
          <table:table-cell office:value-type="float" office:value="1" calcext:value-type="float">
            <text:p>1</text:p>
          </table:table-cell>
          <table:table-cell table:formula="of:=[.D150]+1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e noise</text:p>
          </table:table-cell>
        </table:table-row>
        <table:table-row table:style-name="ro1">
          <table:table-cell office:value-type="string" calcext:value-type="string">
            <text:p>2884_s1_1044_NOT-BETA</text:p>
          </table:table-cell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884_s1_596_BETA</text:p>
          </table:table-cell>
          <table:table-cell office:value-type="float" office:value="2884" calcext:value-type="float">
            <text:p>2884</text:p>
          </table:table-cell>
          <table:table-cell office:value-type="float" office:value="1" calcext:value-type="float">
            <text:p>1</text:p>
          </table:table-cell>
          <table:table-cell table:formula="of:=[.D152]+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1_478_TBD-LOW-BETA-MAYBE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table:formula="of:=[.D153]+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1_807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4]+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eird artifacty peask in lfp</text:p>
          </table:table-cell>
        </table:table-row>
        <table:table-row table:style-name="ro1">
          <table:table-cell office:value-type="string" calcext:value-type="string">
            <text:p>2959_s2_323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5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47a_BETA-desynch-in-middle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6]+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47b_BETA-post-desynch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7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 lfp beta peaks</text:p>
          </table:table-cell>
        </table:table-row>
        <table:table-row table:style-name="ro1">
          <table:table-cell office:value-type="string" calcext:value-type="string">
            <text:p>2959_s2_375_BETA</text:p>
          </table:table-cell>
          <table:table-cell office:value-type="float" office:value="2959" calcext:value-type="float">
            <text:p>2959</text:p>
          </table:table-cell>
          <table:table-cell office:value-type="float" office:value="1" calcext:value-type="float">
            <text:p>1</text:p>
          </table:table-cell>
          <table:table-cell table:formula="of:=[.D158]+1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59_s2_531_NOT-BETA</text:p>
          </table:table-cell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  <table:table-cell table:formula="of:=[.D159]+1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979_s1_350-NOT-BETA-mostly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484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1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85" calcext:value-type="float">
            <text:p>0.08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569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2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1_696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63]+1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28a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4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28b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5]+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345-BETA-in-and-out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6]+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2979_s2_413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67]+1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416-some-BETA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8]+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556-BETA-in-and-out</text:p>
          </table:table-cell>
          <table:table-cell office:value-type="float" office:value="2979" calcext:value-type="float">
            <text:p>2979</text:p>
          </table:table-cell>
          <table:table-cell office:value-type="float" office:value="1" calcext:value-type="float">
            <text:p>1</text:p>
          </table:table-cell>
          <table:table-cell table:formula="of:=[.D169]+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2979_s2_774-NOT-BETA</text:p>
          </table:table-cell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  <table:table-cell table:formula="of:=[.D170]+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048_s4_L_539</text:p>
          </table:table-cell>
          <table:table-cell office:value-type="float" office:value="3048" calcext:value-type="float">
            <text:p>3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048_s4_L_583-in-and-out</text:p>
          </table:table-cell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table:formula="of:=[.D172]+1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048_s4_L_632</text:p>
          </table:table-cell>
          <table:table-cell office:value-type="float" office:value="3048" calcext:value-type="float">
            <text:p>3048</text:p>
          </table:table-cell>
          <table:table-cell office:value-type="float" office:value="1" calcext:value-type="float">
            <text:p>1</text:p>
          </table:table-cell>
          <table:table-cell table:formula="of:=[.D173]+1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303_s1_196-BETA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weak lf beta; Tremor reflection @10Hz</text:p>
          </table:table-cell>
        </table:table-row>
        <table:table-row table:style-name="ro1">
          <table:table-cell office:value-type="string" calcext:value-type="string">
            <text:p>3303_s1_297-BETA-low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5]+1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very weak hf beta; Tremor reflection @10Hz</text:p>
          </table:table-cell>
        </table:table-row>
        <table:table-row table:style-name="ro1">
          <table:table-cell office:value-type="string" calcext:value-type="string">
            <text:p>3303_s1_436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76]+1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469-BETA-in-and-out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7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501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78]+1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646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79]+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1_722-BETA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80]+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wo peaks in lf &amp; hf beta</text:p>
          </table:table-cell>
        </table:table-row>
        <table:table-row table:style-name="ro1">
          <table:table-cell office:value-type="string" calcext:value-type="string">
            <text:p>3303_s3_234-BETA-low</text:p>
          </table:table-cell>
          <table:table-cell office:value-type="float" office:value="3303" calcext:value-type="float">
            <text:p>3303</text:p>
          </table:table-cell>
          <table:table-cell office:value-type="float" office:value="1" calcext:value-type="float">
            <text:p>1</text:p>
          </table:table-cell>
          <table:table-cell table:formula="of:=[.D181]+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3303_s3_253-NOT-BETA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table:formula="of:=[.D182]+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31-1825-BETA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4-349-BETA-VOP-maybe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56-1018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262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6]+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612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7]+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56-1759-BETA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[.D188]+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678-514-BETA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685-486-BETA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emor reflection @10Hz</text:p>
          </table:table-cell>
        </table:table-row>
        <table:table-row table:style-name="ro1">
          <table:table-cell office:value-type="string" calcext:value-type="string">
            <text:p>bonus-2622_s2_1765-beta-turns-into-tremor</text:p>
          </table:table-cell>
          <table:table-cell office:value-type="float" office:value="2622" calcext:value-type="float">
            <text:p>2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re noise</text:p>
          </table:table-cell>
        </table:table-row>
      </table:table>
      <table:table table:name="tremor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number-columns-repeated="5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fmin</text:p>
          </table:table-cell>
          <table:table-cell office:value-type="string" calcext:value-type="string">
            <text:p>fmax</text:p>
          </table:table-cell>
          <table:table-cell office:value-type="string" calcext:value-type="string">
            <text:p>peak_thresh</text:p>
          </table:table-cell>
          <table:table-cell office:value-type="string" calcext:value-type="string">
            <text:p>acc channel</text:p>
          </table:table-cell>
          <table:table-cell office:value-type="string" calcext:value-type="string">
            <text:p>broken lfp</text:p>
          </table:table-cell>
          <table:table-cell office:value-type="string" calcext:value-type="string">
            <text:p>DBS (0=pre/off, 1=on, 2=post/off)</text:p>
          </table:table-cell>
          <table:table-cell office:value-type="string" calcext:value-type="string">
            <text:p>height-checked</text:p>
          </table:table-cell>
          <table:table-cell office:value-type="string" calcext:value-type="string">
            <text:p>peak_sp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f</text:p>
          </table:table-cell>
          <table:table-cell office:value-type="string" calcext:value-type="string">
            <text:p>3hf</text:p>
          </table:table-cell>
          <table:table-cell office:value-type="string" calcext:value-type="string">
            <text:p>3pac</text:p>
          </table:table-cell>
          <table:table-cell office:value-type="string" calcext:value-type="string">
            <text:p>result quality</text:p>
          </table:table-cell>
          <table:table-cell office:value-type="string" calcext:value-type="string">
            <text:p>artifact present</text:p>
          </table:table-cell>
          <table:table-cell office:value-type="string" calcext:value-type="string">
            <text:p>valid data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671-947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-947-stim-on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71-947-stim-off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69-cell2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pub</text:p>
          </table:table-cell>
        </table:table-row>
        <table:table-row table:style-name="ro1">
          <table:table-cell office:value-type="string" calcext:value-type="string">
            <text:p>669-cell2-stim-on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-cell4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6-cell4-stim-on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64-cell1-c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4-cell1-c-stim-on</text:p>
          </table:table-cell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2-2188-b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neuron peak &amp; lfp peak do not align</text:p>
          </table:table-cell>
        </table:table-row>
        <table:table-row table:style-name="ro1">
          <table:table-cell office:value-type="string" calcext:value-type="string">
            <text:p>642-2188-b-stim-on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9-237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3-s1-1193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l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2-2085</text:p>
          </table:table-cell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LF: huge artifact at ~8Hz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668-65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pub</text:p>
          </table:table-cell>
        </table:table-row>
        <table:table-row table:style-name="ro1">
          <table:table-cell table:style-name="ce2" office:value-type="string" calcext:value-type="string">
            <text:p>635-s1-2831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diocre</text:p>
          </table:table-cell>
          <table:table-cell office:value-type="string" calcext:value-type="string">
            <text:p>artifacts at 7+Hz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47-689</text:p>
          </table:table-cell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neuron peak &amp; lfp peak do not align</text:p>
          </table:table-cell>
        </table:table-row>
        <table:table-row table:style-name="ro1">
          <table:table-cell table:style-name="ce3" office:value-type="string" calcext:value-type="string">
            <text:p>647-1076</text:p>
          </table:table-cell>
          <table:table-cell table:style-name="ce3" office:value-type="float" office:value="647" calcext:value-type="float">
            <text:p>6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.5</text:p>
          </table:table-cell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olid</text:p>
          </table:table-cell>
          <table:table-cell table:number-columns-repeated="2"/>
          <table:table-cell office:value-type="string" calcext:value-type="string">
            <text:p>weak tremor visible</text:p>
          </table:table-cell>
        </table:table-row>
        <table:table-row table:style-name="ro1">
          <table:table-cell table:style-name="ce2" office:value-type="string" calcext:value-type="string">
            <text:p>678-cell1-b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tremor only in 1<text:span text:style-name="T1">st</text:span> second?</text:p>
          </table:table-cell>
        </table:table-row>
        <table:table-row table:style-name="ro1">
          <table:table-cell table:style-name="ce2" office:value-type="string" calcext:value-type="string">
            <text:p>2965-s1-215</text:p>
          </table:table-cell>
          <table:table-cell table:style-name="ce2" office:value-type="float" office:value="2965" calcext:value-type="float">
            <text:p>29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ad</text:p>
          </table:table-cell>
          <table:table-cell office:value-type="string" calcext:value-type="string">
            <text:p>at 8-10Hz, needs trea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32-1783-NOT-TREMOR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3-834-NOT-TREMOR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5-2170-NOT-TREMOR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39-2463-NOT-TREMOR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2-2267-NOT-TREMOR-with-accel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47-157-NOT-TREMOR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2-1414-NOT-TREMOR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2-1538-TREMOR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table:formula="of:=[.D2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4-2124-TREMOR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4-2248-tremor-then-bet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table:formula="of:=[.D3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5-744-TREMOR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5-996-NOT-TREMOR</text:p>
          </table:table-cell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[.D3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8-NOT-TREMOR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58-TREMOR-WITH-ACCELEROMETER-AND-MOV-DESYNCH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table:formula="of:=[.D3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4-645-NOT-TREMOR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8-518-NOT-TREMOR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9-645-TREMOR-MOV-DESYNCH-TREMOR-REST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69-689-NOT-TREMOR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table:formula="of:=[.D3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1-1289-NOT-TREMOR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850-TREMOR-AND-ACC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953-NOT-TREMOR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table:formula="of:=[.D4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4-917-NOT-TREMOR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84-1018-TREMOR-in-and-out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formula="of:=[.D4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76-1953-NOT-TREMOR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beta.A2:beta.Q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5:54:12.432537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14:00:49.400013049</meta:creation-date>
    <meta:generator>LibreOffice/7.0.5.2$Linux_X86_64 LibreOffice_project/00$Build-2</meta:generator>
    <dc:date>2021-05-06T20:11:07.344428013</dc:date>
    <meta:editing-duration>P3DT3H38M29S</meta:editing-duration>
    <meta:editing-cycles>935</meta:editing-cycles>
    <dc:creator>Maximilian Scherer</dc:creator>
    <meta:document-statistic meta:table-count="2" meta:cell-count="3834" meta:object-count="0"/>
  </office:meta>
</office:document-meta>
</file>